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6pt" style:text-underline-style="solid" style:text-underline-width="auto" style:text-underline-color="font-color" fo:font-weight="bold" officeooo:rsid="001560dc" officeooo:paragraph-rsid="001560d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20pt" fo:font-weight="bold" officeooo:rsid="001560dc" officeooo:paragraph-rsid="001560dc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T1" style:family="text">
      <style:text-properties officeooo:rsid="0017b628"/>
    </style:style>
    <style:style style:name="T2" style:family="text">
      <style:text-properties officeooo:rsid="0018af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Abhiram S Sajeev</text:span></text:p>
      <text:p text:style-name="P2">Roll No: <text:span text:style-name="T2">3</text:span></text:p>
      <text:p text:style-name="P2">Date: 29/9/2023</text:p>
      <text:p text:style-name="P2">EXPERIMENT – <text:span text:style-name="T1">2</text:span></text:p>
      <text:p text:style-name="P1"/>
      <text:p text:style-name="P5">CLIENT-SERVER COMMUNICATION USING <text:span text:style-name="T1">UD</text:span>P</text:p>
      <text:p text:style-name="P4"/>
      <text:p text:style-name="P6">PROGRAM:</text:p>
      <text:p text:style-name="P1"/>
      <text:p text:style-name="P3">CLIENT</text:p>
      <text:p text:style-name="P1"/>
      <text:p text:style-name="P1">import socket</text:p>
      <text:p text:style-name="P1"/>
      <text:p text:style-name="P1">def start_client():</text:p>
      <text:p text:style-name="P1"><text:s text:c="4"/></text:p>
      <text:p text:style-name="P1"><text:s text:c="4"/>client_socket = socket.socket(socket.AF_INET, socket.SOCK_DGRAM)</text:p>
      <text:p text:style-name="P1"/>
      <text:p text:style-name="P1"><text:s text:c="4"/></text:p>
      <text:p text:style-name="P1"><text:s text:c="4"/>server_address = ('localhost', 12345)</text:p>
      <text:p text:style-name="P1"/>
      <text:p text:style-name="P1"><text:s text:c="4"/>try:</text:p>
      <text:p text:style-name="P1"><text:s text:c="8"/></text:p>
      <text:p text:style-name="P1"><text:s text:c="8"/>message = "Hello, server!"</text:p>
      <text:p text:style-name="P1"><text:s text:c="8"/>client_socket.sendto(message.encode(), server_address)</text:p>
      <text:p text:style-name="P1"/>
      <text:p text:style-name="P1"><text:s text:c="8"/></text:p>
      <text:p text:style-name="P1"><text:s text:c="8"/>data, server_address = client_socket.recvfrom(1024)</text:p>
      <text:p text:style-name="P1"><text:s text:c="8"/>print(f"Received: {data.decode()} from {server_address}")</text:p>
      <text:p text:style-name="P1"/>
      <text:p text:style-name="P1"><text:s text:c="4"/>finally:</text:p>
      <text:p text:style-name="P1"><text:s text:c="8"/></text:p>
      <text:p text:style-name="P1"><text:s text:c="8"/>client_socket.close()</text:p>
      <text:p text:style-name="P1"/>
      <text:p text:style-name="P1">if __name__ == '__main__':</text:p>
      <text:p text:style-name="P1"><text:s text:c="4"/>start_client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ERVER</text:p>
      <text:p text:style-name="P1"/>
      <text:p text:style-name="P1">import socket</text:p>
      <text:p text:style-name="P1"/>
      <text:p text:style-name="P1">def start_server():</text:p>
      <text:p text:style-name="P1"><text:s text:c="4"/></text:p>
      <text:p text:style-name="P1"><text:s text:c="4"/>server_socket = socket.socket(socket.AF_INET, socket.SOCK_DGRAM)</text:p>
      <text:p text:style-name="P1"/>
      <text:p text:style-name="P1"><text:s text:c="4"/></text:p>
      <text:p text:style-name="P1"><text:s text:c="4"/>server_address = ('localhost', 12345)</text:p>
      <text:p text:style-name="P1"/>
      <text:p text:style-name="P1"><text:s text:c="4"/></text:p>
      <text:p text:style-name="P1"><text:s text:c="4"/>server_socket.bind(server_address)</text:p>
      <text:p text:style-name="P1"/>
      <text:p text:style-name="P1"><text:s text:c="4"/>print(f"Server is listening on {server_address[0]}:{server_address[1]}...")</text:p>
      <text:p text:style-name="P1"/>
      <text:p text:style-name="P1"><text:s text:c="4"/>while True:</text:p>
      <text:p text:style-name="P1"><text:s text:c="8"/></text:p>
      <text:p text:style-name="P1"><text:s text:c="8"/>print("Waiting for a message...")</text:p>
      <text:p text:style-name="P1"><text:s text:c="8"/>data, client_address = server_socket.recvfrom(1024)</text:p>
      <text:p text:style-name="P1"/>
      <text:p text:style-name="P1"><text:s text:c="8"/>try:</text:p>
      <text:p text:style-name="P1"><text:s text:c="12"/>print(f"Received: {data.decode()} from {client_address}")</text:p>
      <text:p text:style-name="P1"/>
      <text:p text:style-name="P1"><text:s text:c="12"/></text:p>
      <text:p text:style-name="P1"><text:s text:c="12"/>message = "Received your message!"</text:p>
      <text:p text:style-name="P1"><text:s text:c="12"/>server_socket.sendto(message.encode(), client_address)</text:p>
      <text:p text:style-name="P1"/>
      <text:p text:style-name="P1"><text:s text:c="8"/>except Exception as e:</text:p>
      <text:p text:style-name="P1"><text:s text:c="12"/>print(f"Error: {e}")</text:p>
      <text:p text:style-name="P1"/>
      <text:p text:style-name="P1">if __name__ == '__main__':</text:p>
      <text:p text:style-name="P1"><text:s text:c="4"/>start_server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OUTPUT:</text:p>
      <text:p text:style-name="P1"/>
      <text:p text:style-name="P1"/>
      <text:p text:style-name="P3">CLIENT</text:p>
      <text:p text:style-name="P1"/>
      <text:p text:style-name="P1">oem@DALAB11:~/<text:span text:style-name="T2">abhiram</text:span>/EXP 2$ python3 client.py</text:p>
      <text:p text:style-name="P1">Received: Received your message! from ('127.0.0.1', 12345)</text:p>
      <text:p text:style-name="P1"/>
      <text:p text:style-name="P1"/>
      <text:p text:style-name="P3">SERVER</text:p>
      <text:p text:style-name="P1"/>
      <text:p text:style-name="P1">oem@DALAB11:~/<text:span text:style-name="T2">abhiram</text:span>/EXP 2$ python3 server.py</text:p>
      <text:p text:style-name="P1">Server is listening on localhost:12345...</text:p>
      <text:p text:style-name="P1">Waiting for a message...</text:p>
      <text:p text:style-name="P1">Received: Hello, server! from ('127.0.0.1', 33402)</text:p>
      <text:p text:style-name="P1">Waiting for a message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7T12:10:15.235016221</dc:date>
    <meta:editing-duration>PT15M2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140" meta:character-count="1616" meta:non-whitespace-character-count="1295"/>
  </office:meta>
</office:document-meta>
</file>